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f80e"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ef80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ec6c"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f89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4982" officeooo:paragraph-rsid="001b4982"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d30e" officeooo:paragraph-rsid="001bd30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fo:color="#0000ff"/>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6" style:family="paragraph" style:parent-style-name="Text_20_body">
      <style:paragraph-properties fo:text-align="justify" style:justify-single-word="false"/>
    </style:style>
    <style:style style:name="P67" style:family="paragraph" style:parent-style-name="Text_20_body">
      <style:text-properties fo:color="#ff6600" fo:language="ru" fo:country="RU"/>
    </style:style>
    <style:style style:name="P68" style:family="paragraph" style:parent-style-name="Text_20_body">
      <style:text-properties fo:language="ru" fo:country="RU"/>
    </style:style>
    <style:style style:name="P69" style:family="paragraph" style:parent-style-name="Text_20_body">
      <loext:graphic-properties draw:fill="solid" draw:fill-color="#eeeeee" draw:opacity="100%"/>
      <style:paragraph-properties fo:background-color="#eeeeee"/>
      <style:text-properties fo:language="ru" fo:country="RU"/>
    </style:style>
    <style:style style:name="P7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background-color="#eeeeee"/>
    </style:style>
    <style:style style:name="P72" style:family="paragraph" style:parent-style-name="First_20_line_20_indent">
      <loext:graphic-properties draw:fill="solid" draw:fill-color="#eeeeee" draw:opacity="100%"/>
      <style:paragraph-properties fo:background-color="#eeeeee"/>
      <style:text-properties fo:language="ru" fo:country="RU"/>
    </style:style>
    <style:style style:name="P7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4" style:family="paragraph" style:parent-style-name="Text_20_body">
      <style:paragraph-properties fo:margin-left="0in" fo:margin-right="0in" fo:text-align="justify" style:justify-single-word="false" fo:text-indent="0in" style:auto-text-indent="false"/>
    </style:style>
    <style:style style:name="P75" style:family="paragraph" style:parent-style-name="Text_20_body">
      <style:paragraph-properties fo:margin-left="0in" fo:margin-right="0in" fo:text-align="justify" style:justify-single-word="false" fo:text-indent="0in" style:auto-text-indent="false"/>
      <style:text-properties fo:color="#800000"/>
    </style:style>
    <style:style style:name="P76" style:family="paragraph" style:parent-style-name="Text_20_body">
      <style:paragraph-properties fo:margin-left="0in" fo:margin-right="0in" fo:text-align="center" style:justify-single-word="false" fo:text-indent="0in" style:auto-text-indent="false"/>
    </style:style>
    <style:style style:name="P7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5" style:family="paragraph" style:parent-style-name="Footnote">
      <style:text-properties fo:language="en" fo:country="US"/>
    </style:style>
    <style:style style:name="P86" style:family="paragraph" style:parent-style-name="Footnote">
      <style:text-properties fo:language="ru" fo:country="RU"/>
    </style:style>
    <style:style style:name="P87" style:family="paragraph" style:parent-style-name="Footnote">
      <style:text-properties fo:language="ru" fo:country="RU" officeooo:paragraph-rsid="001011d5"/>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Heading_20_2">
      <loext:graphic-properties draw:fill="solid" draw:fill-color="#eeeeee" draw:opacity="100%"/>
      <style:paragraph-properties fo:background-color="#eeeeee"/>
    </style:style>
    <style:style style:name="P105" style:family="paragraph" style:parent-style-name="Heading_20_2">
      <loext:graphic-properties draw:fill="solid" draw:fill-color="#eeeeee" draw:opacity="100%"/>
      <style:paragraph-properties fo:background-color="#eeeeee"/>
      <style:text-properties fo:language="ru" fo:country="RU"/>
    </style:style>
    <style:style style:name="P106" style:family="paragraph" style:parent-style-name="Heading_20_1">
      <loext:graphic-properties draw:fill="solid" draw:fill-color="#eeeeee" draw:opacity="100%"/>
      <style:paragraph-properties fo:background-color="#eeeeee"/>
    </style:style>
    <style:style style:name="P107" style:family="paragraph" style:parent-style-name="Heading_20_1">
      <style:paragraph-properties fo:margin-left="0in" fo:margin-right="0in" fo:text-align="center" style:justify-single-word="false" fo:text-indent="0.1965in" style:auto-text-indent="false"/>
    </style:style>
    <style:style style:name="P10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f96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078029"/>
    </style:style>
    <style:style style:name="T9" style:family="text">
      <style:text-properties fo:language="en" fo:country="US" officeooo:rsid="001277f5"/>
    </style:style>
    <style:style style:name="T10" style:family="text">
      <style:text-properties fo:color="#ff3333"/>
    </style:style>
    <style:style style:name="T11" style:family="text">
      <style:text-properties fo:color="#ff3333" fo:language="ru" fo:country="RU"/>
    </style:style>
    <style:style style:name="T12" style:family="text">
      <style:text-properties fo:font-style="italic" style:font-style-asian="italic" style:font-style-complex="italic"/>
    </style:style>
    <style:style style:name="T13" style:family="text">
      <style:text-properties fo:font-style="italic" officeooo:rsid="0010ead4" style:font-style-asian="italic" style:font-style-complex="italic"/>
    </style:style>
    <style:style style:name="T14" style:family="text">
      <style:text-properties fo:font-style="italic" officeooo:rsid="00176356" style:font-style-asian="italic" style:font-style-complex="italic"/>
    </style:style>
    <style:style style:name="T15" style:family="text">
      <style:text-properties fo:font-style="italic" officeooo:rsid="00180bf3" style:font-style-asian="italic" style:font-style-complex="italic"/>
    </style:style>
    <style:style style:name="T16" style:family="text">
      <style:text-properties fo:font-style="italic" officeooo:rsid="0019d60b" style:font-style-asian="italic" style:font-style-complex="italic"/>
    </style:style>
    <style:style style:name="T17" style:family="text">
      <style:text-properties fo:font-style="italic" officeooo:rsid="001be2d0" style:font-style-asian="italic" style:font-style-complex="italic"/>
    </style:style>
    <style:style style:name="T18" style:family="text">
      <style:text-properties fo:font-style="italic" officeooo:rsid="001d1b52"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en" fo:country="US"/>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officeooo:rsid="0009ce6b"/>
    </style:style>
    <style:style style:name="T34" style:family="text">
      <style:text-properties officeooo:rsid="000f9632"/>
    </style:style>
    <style:style style:name="T35" style:family="text">
      <style:text-properties officeooo:rsid="0015ec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65580205462061296"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6705685923099472015" text:style-name="L2">
        <text:list-item>
          <text:p text:style-name="P97">«Великие грифоны прошлого» - из канона (5<text:span text:style-name="T6">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text:soft-page-break/>«Тайны Тайных Наук» - обмен</text:p>
        </text:list-item>
        <text:list-item>
          <text:p text:style-name="P97">«Основы Заклятий» - обмен</text:p>
        </text:list-item>
        <text:list-item>
          <text:p text:style-name="P9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063237119050687727"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text:soft-page-break/>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6">Искусственный интеллект. Создан Владом и Максом. Разработан для управления корпорациями.</text:p>
      <text:h text:style-name="Heading_20_3" text:outline-level="3">Селестия</text:h>
      <text:p text:style-name="P6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4">Единорог. Холост, молод, мечтателен. Живёт в Кантерлоте. В свободное время рисует облака.</text:p>
      <text:h text:style-name="Heading_20_3" text:outline-level="3">Алекс</text:h>
      <text:p text:style-name="P74">Менеджер проектов, над одним из которых (Нексус) работает Макс.</text:p>
      <text:h text:style-name="Heading_20_3" text:outline-level="3"><text:soft-page-break/>Ростик</text:h>
      <text:p text:style-name="P74">Лидер команды тестировщиков</text:p>
      <text:h text:style-name="Heading_20_3" text:outline-level="3">Стас</text:h>
      <text:p text:style-name="P74">Программист-новичок в команде Макса.</text:p>
      <text:h text:style-name="Heading_20_3" text:outline-level="3">Рома</text:h>
      <text:p text:style-name="P74">Программист в команде UI-программистов</text:p>
      <text:h text:style-name="Heading_20_3" text:outline-level="3">Анджела</text:h>
      <text:p text:style-name="P74">Сисадмин. Флиртует с Максом.</text:p>
      <text:p text:style-name="P74"/>
      <text:h text:style-name="Heading_20_2" text:outline-level="2">Положения</text:h>
      <text:p text:style-name="P7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8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6"><text:span text:style-name="T6">&gt;\</text:span>Привет, Нексус. Это Макс.</text:p>
      <text:p text:style-name="P46"><text:span text:style-name="T6">&lt;\</text:span>Привет Макс. <text:span text:style-name="T1">Рад тебя видеть. Где ты отсутствовал три дня?</text:span></text:p>
      <text:p text:style-name="P46"><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6"><text:span text:style-name="T6">&gt;\</text:span>Как называется наш проект?</text:p>
      <text:p text:style-name="P46"><text:span text:style-name="T6">&lt;\</text:span>Дайсон.</text:p>
      <text:p text:style-name="P46"><text:span text:style-name="T6">&gt;\</text:span>Сколько тебе лет?</text:p>
      <text:p text:style-name="P46"><text:span text:style-name="T6">&lt;\</text:span>Два года с начала запуска кластера.</text:p>
      <text:p text:style-name="P46"><text:span text:style-name="T6">&gt;\</text:span>Какой сейчас год?</text:p>
      <text:p text:style-name="P46"><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6"><text:span text:style-name="T6">&gt;\</text:span>Нексус, отключи память <text:span text:style-name="T1">заданий</text:span> за последнюю неделю.</text:p>
      <text:p text:style-name="P46"><text:span text:style-name="T6">&lt;\</text:span>Выполнено.</text:p>
      <text:p text:style-name="P46"><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6"><text:span text:style-name="T6">&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6">&lt;\</text:span><text:span text:style-name="T1">Выполняю задачу</text:span>...</text:p>
      <text:p text:style-name="P47"><text:span text:style-name="T6">&lt;\</text:span>...</text:p>
      <text:p text:style-name="P47"><text:span text:style-name="T6">&lt;\</text:span>Решение:</text:p>
      <text:p text:style-name="P4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6"><text:span text:style-name="T6">&gt;</text:span>\Нексус, почему ты используешь жёсткие настройки <text:span text:style-name="T1">для решения задачи</text:span>?</text:p>
      <text:p text:style-name="P46"><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6"><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33">Ага, уже теплее.</text:p>
      <text:p text:style-name="P33"/>
      <text:p text:style-name="P46"><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52">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5">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5">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21">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text:span text:style-name="T34">перекидываясь картишками и </text:span><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5">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9">Музыка быстрая, тревожная, надорваная и печальная (Pet Shop Boys “So Hard” ?)</text:p>
      <text:p text:style-name="P25"/>
      <text:p text:style-name="P7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1">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21">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6">упер</text:span>…</text:p>
      <text:p text:style-name="P5"><text:span text:style-name="T6">&lt;</text:span><text:span text:style-name="T20">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1">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20">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7">Спи, сестра моя родная,<text:line-break/>Спи. Усни.<text:line-break/>Крыльями тебя укрою,<text:line-break/>Спи. Усни.</text:p><text:p text:style-name="P87"><text:tab/>В чаще тёмной волки воют,<text:line-break/>Спи. Усни.</text:p><text:p text:style-name="P87"><text:tab/>В мрачном замке духи ноют,<text:line-break/>Спи. Усни.</text:p><text:p text:style-name="P87"><text:tab/>Сказки вечность нам читает,<text:line-break/>Спи. Усни.<text:line-break/>День осенний угасает,<text:line-break/>Спи. Усни.<text:line-break/>Помни только в сне глубоком,</text:p><text:p text:style-name="P8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0">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0">Музыка медленная, фэнтезийная, средневековая, изысканая, дворцовая (стиль Dire Straits “Coyote”)</text:p>
      <text:p text:style-name="P6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0"/>
      <text:p text:style-name="P19">Глава IV. Пределы магии</text:p>
      <text:p text:style-name="P18"/>
      <text:p text:style-name="P19">Вашему покорному слуге известны четыре предела магии: </text:p>
      <text:list xml:id="list6058220992675986631"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5">– <text:span text:style-name="T1">Восемь</text:span>.</text:p><text:p text:style-name="P85">–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8">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4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8">Я потянулся. Хватит на сегодня чтения. Настало время ежедневной прогулки по городу. Тем более, что у меня есть деньги.</text:p>
      <text:p text:style-name="P4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8">Так что даже на ремонт одежды и покупку необходимых в повседневной жизни мелочей у меня финансов не было. До недавнего времени. </text:p>
      <text:p text:style-name="P4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8"><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4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text:soft-page-break/>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text:soft-page-break/>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0">магические заготовки для летающих колесниц</text:span><text:span text:style-name="T20">&gt;</text:span>. Но дворцовым бюрократам необязательно ж знать, КАК я их уничтожаю, хе-хе! Некоторые из &lt;<text:span text:style-name="T10">платформ</text:span><text:span text:style-name="T20">&gt; </text:span>уничтожаются путём повышенного износа, будучи частью экспериментальных колесниц! “Лорен” я сделал на базе &lt;<text:span text:style-name="T10">платформы</text:span><text:span text:style-name="T20">&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0">И никто ж не догадывался, что она может летать! Её Высочество, разумеется, догадывались, но только посмеивались втихомолку</text:span><text:span text:style-name="T20">.</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soft-page-break/>***</text:p>
      <text:p text:style-name="P17">&lt;<text:span text:style-name="T32">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text:span><text:span text:style-name="T9">поморщился</text:span><text:span text:style-name="T6">. – Хотя, если посмотреть на некоторых надутых фокусников при королевском дворе, то иной раз задумаешься, что важнее? Везде, блин, одно и то же!</text:span></text:p></text:note-body></text:note></text:p>
      <text:p text:style-name="P50"/>
      <text:p text:style-name="P35">На книгу упала тень.</text:p>
      <text:p text:style-name="P36">– Эй, нельзя ли не заслоня…</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text:span text:style-name="T33">Но кто меня спрашивает?</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text:soft-page-break/>–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text:span text:style-name="T35">он меня нервирует</text:span><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text:span><text:span text:style-name="T8">а</text:span>ликорница подчеркнула абзац копытом.</text:p>
      <text:p text:style-name="P43">«<text:span text:style-name="T13">Приведенное ниже заклинание «Последне</text:span><text:span text:style-name="T15">го</text:span><text:span text:style-name="T13"> </text:span><text:span text:style-name="T15">Шанса</text:span><text:span text:style-name="T13">» требует от </text:span><text:span text:style-name="T14">Вашего покорного слуги</text:span><text:span text:style-name="T13"> разъяснения обстоятельств его создания и </text:span><text:span text:style-name="T16">необходимых </text:span><text:span text:style-name="T13">условий его сотворения.</text:span></text:p>
      <text:p text:style-name="P45"><text:span text:style-name="T17">Работая над</text:span><text:span text:style-name="T12"> заклинание</text:span><text:span text:style-name="T17">м путешествий во времени, </text:span><text:span text:style-name="T18">мне случайно удалось </text:span></text:p>
      <text:p text:style-name="P43">»</text:p>
      <text:p text:style-name="P44">&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4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
      <text:p text:style-name="P40">&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text:soft-page-break/>безделушек, составляющих обязательный набор женского быта.<text:span text:style-name="T6">&lt;</text:span><text:span text:style-name="T21">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20">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21">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20"> - А почему ты смеялась, когда я обблевал тебе копыто?</text:span></text:p>
      <text:p text:style-name="P14"><text:span text:style-name="T20">-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2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2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04" text:outline-level="2">Рассказ Селестии <text:span text:style-name="T20">(“1001 ночь”)</text:span></text:h>
      <text:p text:style-name="P7"/>
      <text:p text:style-name="P2">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21">...</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text:soft-page-break/>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oft-page-break/><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04" text:outline-level="2"><text:soft-page-break/>Рейд пони-рэйнджеров</text:h>
      <text:p text:style-name="P2"/>
      <text:p text:style-name="P26">(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9">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1">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20">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0">???</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text:soft-page-break/>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04"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0">гидрорысью</text:span><text:span text:style-name="T6">&gt;</text:span> и нападением <text:span text:style-name="T6">&lt;</text:span><text:span text:style-name="T20">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0">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oft-page-break/><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20">34 - утерянная глава </text:span><text:span text:style-name="T6">&gt;</text:span></text:p>
      <text:p text:style-name="P2"><text:span text:style-name="T6">&lt;</text:span><text:span text:style-name="T20">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4" text:outline-level="2">В библиотеке замка Селестии</text:h>
      <text:p text:style-name="P71"/>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0">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0">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0">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21">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oft-page-break/>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21">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3">заклинание равновесия, в описании к которому есть ссылка на заклинание роста </text:span><text:span text:style-name="T24">(вставить шутку в стиле Влада)</text:span><text:span text:style-name="T2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1">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1">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0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2"/>
      <text:p text:style-name="P2"><text:span text:style-name="T6">&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text:soft-page-break/>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4" text:outline-level="2">Сон Макса</text:h>
      <text:p text:style-name="P71"/>
      <text:p text:style-name="P2"><text:span text:style-name="T6">&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20">Эгрегор Эквестрии </text:span><text:span text:style-name="T22">—</text:span><text:span text:style-name="T20"> Селестия </text:span><text:span text:style-name="T22">—</text:span><text:span text:style-name="T20">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text:soft-page-break/>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20">Как возникли пегасы и единороги.</text:span></text:p>
      <text:p text:style-name="P2"><text:span text:style-name="T20">Пони для мирного сосуществования с соседями вступали в межвидовые браки (не только правители, а и целые племена). Единороги </text:span><text:span text:style-name="T21">—</text:span><text:span text:style-name="T20"> гибриды земнопони и истинных единорогов (с раздвоенными копытами и хвостом с кисточкой). Пегасы </text:span><text:span text:style-name="T21">—</text:span><text:span text:style-name="T20"> гибриды земнопони и грифонов (гены пегасов </text:span><text:span text:style-name="T21">—</text:span><text:span text:style-name="T20">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oft-page-break/><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text:span text:style-name="T20">У Твайлайт после видения гибели Кимеринна появились морщинки возле глаз</text:span><text:span text:style-name="T6">&gt;</text:span></text:p>
      <text:p text:style-name="P2"/>
      <text:h text:style-name="P10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0">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text:soft-page-break/>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0">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2">–</text:span><text:span text:style-name="T20"> Пинки? </text:span><text:span text:style-name="T22">–</text:span><text:span text:style-name="T20"> Дэш сморщила нос. </text:span><text:span text:style-name="T22">–</text:span><text:span text:style-name="T20"> Я скажу ей, чтоб больше не </text:span><text:span text:style-name="T22">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0">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20">Аликорны </text:span><text:span text:style-name="T22">—</text:span><text:span text:style-name="T20"> элементали. Они воплощают в себе какую-либо сторону чаяний и настроений сообщества пони. Анакорн </text:span><text:span text:style-name="T22">—</text:span><text:span text:style-name="T20">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text:soft-page-break/>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20">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0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20">Вкратце суть сна Рэрити.</text:span></text:p>
      <text:p text:style-name="P2"><text:span text:style-name="T20">Она проснулась в мире Терры веб-дизайнером. И мир Эквестрии ей только снился </text:span><text:span text:style-name="T22">—</text:span><text:span text:style-name="T20"> и быстро начал забываться. Т.е. мир Эквестрии - всего лишь сон терранского парня (девушки?)</text:span></text:p>
      <text:p text:style-name="P2"><text:span text:style-name="T20">к экрану - очередь из пони (пони пропадают из Эквестрии). В очереди близко к экрану </text:span><text:span text:style-name="T22">—</text:span><text:span text:style-name="T20"> Селестия. Рэрити </text:span><text:span text:style-name="T22">—</text:span><text:span text:style-name="T20"> без очереди (у неё </text:span><text:span text:style-name="T22">—</text:span><text:span text:style-name="T20"> билет-пропуск от Индрэ).</text:span></text:p>
      <text:p text:style-name="P2"><text:span text:style-name="T20">Рэрити проснулась парнем, т.к. в Эквестрии </text:span><text:span text:style-name="T22">—</text:span><text:span text:style-name="T20"> матриархат, роль терранских мужчин там несут кобылы.</text:span></text:p>
      <text:p text:style-name="P2"><text:span text:style-name="T20">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20">Влад рассказывает Максу о своём сне </text:span><text:span text:style-name="T22">—</text:span><text:span text:style-name="T20">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0">согласовать с тем, что говорил Анакорн о Р/Д</text:span><text:span text:style-name="T6">&gt;</text:span>). </text:p>
      <text:p text:style-name="P2">Об этом Эгрегоре пишется в книге <text:span text:style-name="T6">&lt;</text:span><text:span text:style-name="T20">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20">обоснование сна для Р/Д. РД видит несколько вариантов историй с Mane6 </text:span><text:span text:style-name="T22">—</text:span><text:span text:style-name="T20"> и с собой + Леро </text:span><text:span text:style-name="T22">—</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text:soft-page-break/>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20">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20">Кто следующий готов рассказывать?</text:span></text:p>
      <text:p text:style-name="P28">Пинки дёрнулась на месте, но промолчала.</text:p>
      <text:p text:style-name="P2"><text:span text:style-name="T22">–</text:span><text:span text:style-name="T20"> Я расскажу, - шагнула вперёд радужная пегаска. </text:span><text:span text:style-name="T22">–</text:span><text:span text:style-name="T20"> Хотя вряд ли ты узнаешь что-то полезное. Там галиматья какая-то…</text:span><text:span text:style-name="T6">&gt;</text:span></text:p>
      <text:p text:style-name="P2"/>
      <text:p text:style-name="P2"><text:span text:style-name="T6">&lt;</text:span><text:span text:style-name="T20">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2">—</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20">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0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21">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20">…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22">–</text:span><text:span text:style-name="T20"> Некоторые употребляют. Но правительница Эквестрии, пьющая водку </text:span><text:span text:style-name="T21">—</text:span><text:span text:style-name="T20"> это уже черезчур. </text:span><text:span text:style-name="T22">–</text:span><text:span text:style-name="T20"> Засмеялась Селестия. </text:span><text:span text:style-name="T22">–</text:span><text:span text:style-name="T20">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text:soft-page-break/>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0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20">Концепция абсолютного зла. Вычеркнуть кого-то из бытия.</text:span></text:p>
      <text:p text:style-name="P2"><text:span text:style-name="T20">Пока идёт борьба за вычёркивание </text:span><text:span text:style-name="T21">—</text:span><text:span text:style-name="T20"> это вычёркивание является злом. Но когда вычёркивание произошло, зло исчезает </text:span><text:span text:style-name="T21">—</text:span><text:span text:style-name="T20"> т.к. вычеркнутого никогда не было, о нём никто не знает. Никто </text:span><text:span text:style-name="T21">—</text:span><text:span text:style-name="T20"> даже вычёркивающий</text:span><text:span text:style-name="T6">&gt;</text:span></text:p>
      <text:p text:style-name="P2"/>
      <text:h text:style-name="P104"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text:soft-page-break/>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21">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oft-page-break/><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20">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20">добавить сочувствия</text:span><text:span text:style-name="T6">&gt;</text:span>.</text:p>
      <text:p text:style-name="P2"/>
      <text:p text:style-name="P2"><text:span text:style-name="T6">&lt;</text:span><text:span text:style-name="T20">После этого случая Тавйлайт решает прекратить сеансы двойного сна. Сеанса с ЭйДжей и Флатти не будет</text:span><text:span text:style-name="T6">&gt;</text:span></text:p>
      <text:p text:style-name="P2"/>
      <text:h text:style-name="P104"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1">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1">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oft-page-break/><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4" text:outline-level="2">Поиск решения</text:h>
      <text:p text:style-name="P71"/>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20"> Луна создаёт обратный коридор в срок.</text:span><text:span text:style-name="T6">&gt;</text:span></text:p>
      <text:p text:style-name="P2"/>
      <text:h text:style-name="P104" text:outline-level="2">Поход к замку Принцес-2</text:h>
      <text:p text:style-name="P2"/>
      <text:p text:style-name="P2">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1">Дуглас </text:span><text:span text:style-name="T22">—</text:span><text:span text:style-name="T21"> </text:span><text:span text:style-name="T22">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20">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0">двухмесячной</text:span><text:span text:style-name="T6">&gt;</text:span> давности осталось лишь направление движения.</text:p>
      <text:p text:style-name="P2">И опять, как <text:span text:style-name="T6">&lt;</text:span><text:span text:style-name="T20">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0">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0">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0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0">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oft-page-break/><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0">Не следует противопоставлять злу ещё большее зло - это только усилит его — </text:span><text:span text:style-name="T21">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0">трёх</text:span><text:span text:style-name="T6">&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20">три месяца</text:span><text:span text:style-name="T6">&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6">&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0">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0">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0">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0">пять</text:span><text:span text:style-name="T6">&gt;</text:span>длинную прореху в куртке, <text:span text:style-name="T6">&lt;</text:span><text:span text:style-name="T20">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0">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0">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20">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0">улучшить</text:span><text:span text:style-name="T6">&gt;</text:span>. А тот случай, когда мне пришлось зашивать тебе куртку после нападения убийц <text:span text:style-name="T6">&lt;</text:span><text:span text:style-name="T20">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4" text:outline-level="2">След?</text:h>
      <text:p text:style-name="P71"/>
      <text:p text:style-name="P2"><text:span text:style-name="T6">&lt;</text:span><text:span text:style-name="T20">сначала эпизод - проверка сумки в серверной</text:span><text:span text:style-name="T6">&gt;</text:span></text:p>
      <text:p text:style-name="P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0">“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oft-page-break/><text:span text:style-name="T6">&lt;</text:span><text:span text:style-name="T20">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20">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20">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4" text:outline-level="2">Озарение</text:h>
      <text:p text:style-name="P2"/>
      <text:p text:style-name="P2"><text:span text:style-name="T6">&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6"/>
      <text:p text:style-name="P57"><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6"/>
      <text:p text:style-name="P53">Разговор не клеился.</text:p>
      <text:p text:style-name="P5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6"><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6"><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6"><text:span text:style-name="T6">– </text:span>Ну хорошо. Убедила. В конце-концов, можем поступить так. Вы с Флатти вернётесь обратно а я продолжу поиски здесь.</text:p>
      <text:p text:style-name="P56"><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6"><text:span text:style-name="T6">– </text:span>Вы можете связываться со мной раз в месяц по коридору.</text:p>
      <text:p text:style-name="P56"><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6"><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6">Эпплджек недоверчиво хмыкнула.</text:p>
      <text:p text:style-name="P56"><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6"><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6"><text:span text:style-name="T6">– </text:span>Конечно оставаться. Кто ещё, кроме нас, может найти её?</text:p>
      <text:p text:style-name="P56"><text:span text:style-name="T6">– </text:span>Я думал, ты не сможешь оставить Энджела и всех остальных надолго.</text:p>
      <text:p text:style-name="P56"><text:span text:style-name="T6">– </text:span>Эквестрия сможет прожить без нас. Но без Селестии — нет. Мы должны найти её <text:span text:style-name="T1">во что бы то ни </text:span><text:soft-page-break/><text:span text:style-name="T1">стало</text:span>. И, Макс, зачем ты называешь Эпплджек Жанной?</text:p>
      <text:p text:style-name="P61"><text:span text:style-name="T6">– </text:span>Извини, Флаттершай, забылся.</text:p>
      <text:p text:style-name="P61"><text:span text:style-name="T6">– </text:span>Та ладно, я ж не против, – возразила Эпплджек. – Не парься, Флатти. Было б хуже, если б он <text:s/>назвал меня Эпплджек на людях.</text:p>
      <text:p text:style-name="P61"><text:span text:style-name="T6">– </text:span>Ты так... – запнулась Флаттершай. – Так быстро забыла свою ферму. И...</text:p>
      <text:p text:style-name="P61"><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1"><text:span text:style-name="T6">– </text:span>Как ты можешь так говорить? – расплакалась Флаттершай.</text:p>
      <text:p text:style-name="P61"><text:span text:style-name="T6">– </text:span>Эй, девушки, не ссорьтесь! Мы — одна команда! И надеюсь, останемся ею и в дальнейшем. </text:p>
      <text:list xml:id="list8111275120932374220"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1"><text:span text:style-name="T6">– </text:span>А если нет? – Эпплджек смотрела мне мне прямо в глаза.</text:p>
      <text:list xml:id="list190801387639781" text:continue-numbering="true" text:style-name="L5">
        <text:list-header>
          <text:p text:style-name="P100">Я молча пожал плечами. Эпплджек уверенно продолжила.</text:p>
        </text:list-header>
      </text:list>
      <text:p text:style-name="P61"><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1"><text:span text:style-name="T6">– </text:span>Спасибо, ЭйДжей.</text:p>
      <text:p text:style-name="P61"><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802927590367" text:continue-numbering="true" text:style-name="L5">
        <text:list-header>
          <text:p text:style-name="P100">Флаттершай пробормотала нечто, показавшееся мне знакомым.</text:p>
        </text:list-header>
      </text:list>
      <text:p text:style-name="P61"><text:span text:style-name="T6">– </text:span>Флатти, ты что-то сказала? Я не расслышал.</text:p>
      <text:p text:style-name="P61"><text:span text:style-name="T6">– </text:span>Намерение Изменяет Реальность.</text:p>
      <text:p text:style-name="P61"><text:span text:style-name="T6">– </text:span>Эээ. А где ты слышала эту фразу, если не секрет?</text:p>
      <text:p text:style-name="P61"><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801297971085"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61"><text:span text:style-name="T6">– </text:span>Флатти, ЭйДжей, буду через час. Ждите!</text:p>
      <text:p text:style-name="P56"/>
      <text:h text:style-name="P105" text:outline-level="2">Почти.</text:h>
      <text:p text:style-name="P69"/>
      <text:p text:style-name="P61">В офисе меня встретил лыбящийся Стас.</text:p>
      <text:p text:style-name="P6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1">Я уставился на Стаса и он, захлёбываясь от торопливости, начал <text:span text:style-name="T6">расказывать</text:span>.</text:p>
      <text:p text:style-name="P6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61">– Ты его уничтожил?</text:p>
      <text:p text:style-name="P61">– Кого?</text:p>
      <text:p text:style-name="P61">– Этический модуль. Селестию.</text:p>
      <text:p text:style-name="P6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1">– Ты его уничтожил?</text:p>
      <text:p text:style-name="P6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1">– То есть, на домашнем компьютере Влада модуль работает и дальше?</text:p>
      <text:p text:style-name="P61">– Ага. К нему-то у меня доступа нету. Но в кластер к Нексусу он больше не пролезет.</text:p>
      <text:p text:style-name="P61">– Спасибо, Стас. Ты молодец.</text:p>
      <text:p text:style-name="P61">Ниточка, чуть было не прервавшаяся в офисе, повела в квартиру Влада.</text:p>
      <text:p text:style-name="P61"/>
      <text:h text:style-name="P105" text:outline-level="2">Дискорд</text:h>
      <text:p text:style-name="P71"/>
      <text:p text:style-name="P69">Девушки поспешно собирались, пока я растолковывал им задачу.</text:p>
      <text:p text:style-name="P69"><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9"><text:span text:style-name="T6">– </text:span>Это тот твой приятель, который разбился с полгода назад? – спросила Эпплджек.</text:p>
      <text:p text:style-name="P69"><text:span text:style-name="T6">– </text:span>Да, это он.</text:p>
      <text:p text:style-name="P69"><text:span text:style-name="T6">– </text:span>А как мы попадём в его квартиру? Там сейчас кто-то живёт? – Флаттершай прыгала на одной ноге, натягивая кед.</text:p>
      <text:p text:style-name="P69"><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0">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20">Плохо написано!</text:span><text:span text:style-name="T6">&gt;</text:span></text:p>
      <text:p text:style-name="P70">Я поднёс брелок пропуска к домофону, но дверь подъезда не открылась. Замигала красная лампочка и <text:soft-page-break/>зажужжал зуммер.</text:p>
      <text:p text:style-name="P70">Я выругался.</text:p>
      <text:p text:style-name="P70"><text:span text:style-name="T6">– </text:span>Макс, что случилось? У нас проблемы?</text:p>
      <text:p text:style-name="P70"><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0"><text:span text:style-name="T6">– </text:span>Так что, будем ломать дверь? – Эпплджек критически осмотрелась, подмечая бабулек на лавочке и зевак во внутреннем скверике.</text:p>
      <text:p text:style-name="P70"><text:span text:style-name="T6">– </text:span>Нет нужды. Лучше станьте-ка сзади меня так, чтобы заслонить от этих бабулек и от вооон той камеры наблюдения.</text:p>
      <text:list xml:id="list2710020452926998596"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1">Раздался лёгкий «кряк» и дверь подалась.</text:p>
      <text:p text:style-name="P88"><text:span text:style-name="T6">– </text:span>Девушки, заходим.</text:p>
      <text:p text:style-name="P5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1">Прихожая встретила нас толстым слоем пыли. Мы тихонько прошли внутрь и я закрыл дверь изнутри.</text:p>
      <text:p text:style-name="P56"><text:span text:style-name="T1">Компьютер</text:span> стоял там же, где и обычно <text:span text:style-name="T1">— в личном кабинете Влада на столе у окна.</text:span></text:p>
      <text:p text:style-name="P88"><text:span text:style-name="T6">– </text:span>Макс, тут окно разбито! И верёвка какая-то висит. – крикнула Флаттершай из кухни.</text:p>
      <text:p text:style-name="P88"><text:span text:style-name="T6">– </text:span>Оставь, Флатти, не сейчас! – отмахнулся я.</text:p>
      <text:p text:style-name="P94">Лампочка питания на ноутбуке горела, <text:s/>но подключенный монитор оставался тёмным. Я постучал по пробелу, но безрезультатно.</text:p>
      <text:p text:style-name="P88"><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88"><text:span text:style-name="T6">– </text:span>Монитор выключен. – <text:s/>раздалось из угла. Кресло с высокой спинкой повернулось, открыв нашим взорам Дискорда. </text:p>
      <text:p text:style-name="P8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8">Он приподнял панамку, дурашливо здороваясь.</text:p>
      <text:p text:style-name="P88"><text:span text:style-name="T6">– </text:span>Оп-па! – пробормотала Эпплджек. – Нежданчик!</text:p>
      <text:p text:style-name="P88"><text:soft-page-break/><text:span text:style-name="T6">– </text:span>Ты, я вижу, времени не терял, – моя рука под прикрытием стола медленно тянулась к тяжёлой фарфоровой кружке, стоящей на краю.</text:p>
      <text:p text:style-name="P7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2"><text:span text:style-name="T6">– </text:span>А почему ты вообще решил искать нас тут? – спросила Эпплджек. – Приехал бы домой. Мы б тебя чаем напоили.</text:p>
      <text:p text:style-name="P72"><text:span text:style-name="T6">– </text:span>Видишь ли, дорогая Эй-Джей, я с самого начала знал, где находится наша уважаемая принцесса, а времени в обрез, так что...</text:p>
      <text:p text:style-name="P77">В проёме дверей появилась Флаттершай.</text:p>
      <text:p text:style-name="P72"><text:span text:style-name="T6">– </text:span>С кем это вы тут разговариваете?</text:p>
      <text:list xml:id="list3030699577894326881" text:style-name="L7">
        <text:list-header>
          <text:p text:style-name="P10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7">Оглушённый Дискорд попытался было отъехать на кресле в сторону, но я припёр его стулом к стенке.</text:p>
      <text:p text:style-name="P72">– Жанна, Флатти, хватайте ноут и на выход! Я с ним разберусь! Не теряйте вре...!</text:p>
      <text:p text:style-name="P72">– ТЫ ИДИО...!!!</text:p>
      <text:p text:style-name="P72">Дискорд <text:s/>зорал одновременно со мной, прикрываясь от меня руками, когда раздался оглушительный</text:p>
      <text:p text:style-name="P72">...</text:p>
      <text:p text:style-name="P73">БАХ!!!</text:p>
      <text:p text:style-name="P72">…</text:p>
      <text:p text:style-name="P72">Эпплджек с <text:s/>нервным всхлипом опустила толстенный том «Энтерпрайз-паттернов» , издание девятое, дополненное.</text:p>
      <text:p text:style-name="P88">На лице Дискорда появилось удивлённо-мечтательное выражение и он вырубился.</text:p>
      <text:p text:style-name="P88"/>
      <text:h text:style-name="P104" text:outline-level="2">Селестия</text:h>
      <text:p text:style-name="P88"/>
      <text:p text:style-name="P88">Включенный монитор показал схематическое изображение Селестиии, </text:p>
      <text:p text:style-name="P89">&gt;\<text:span text:style-name="T1">Привет, Селестия. Это Макс. Как себя чувствуешь?</text:span></text:p>
      <text:p text:style-name="P89">&lt;\<text:span text:style-name="T1">Макс? МАКС??? МА-А-А-АКС!!! НАКОНЕЦ-ТО! КАК Я РАДА ТЕБЯ СЛЫШАТЬ! </text:span></text:p>
      <text:p text:style-name="P89">&gt;\<text:span text:style-name="T1">Я рад, что нашёл тебя, Тия.</text:span></text:p>
      <text:p text:style-name="P8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9">&gt;\<text:span text:style-name="T1">Тия, я сейчас подключу микрофон и колонки, и мы сможем общаться более удобно.</text:span></text:p>
      <text:p text:style-name="P88">…</text:p>
      <text:p text:style-name="P88">– Привет опять. Как ты меня слышишь?</text:p>
      <text:p text:style-name="P8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9">– <text:span text:style-name="T1">Могу себе представить. Как-то раз я провёл три часа камере сенсорной депривации. Мне не понравилось.</text:span></text:p>
      <text:p text:style-name="P88"><text:soft-page-break/>– Эммм... Ваше Высочество, вы в порядке? Мы так рады, что наконец-то нашли Вас! – вклинилась в разговор Эпплджек.</text:p>
      <text:p text:style-name="P88">– Кто тут? Макс, кто ещё с тобой?</text:p>
      <text:p text:style-name="P89"><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9">– <text:span text:style-name="T1">Девочки? Я рада вас слышать. А Твайлайт нет рядом?</text:span></text:p>
      <text:p text:style-name="P8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8">При этих словах Дискорд замычал и задёргался. Эпплджек нахмурилась и проверила верёвки, привязывающие его к спинке стула.</text:p>
      <text:p text:style-name="P8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8">– Ноутбук — так называется место, где я нахожусь сейчас? А кто это мычит?</text:p>
      <text:p text:style-name="P8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8">– О, духи предков, но зачем??? Почему у него кляп во рту?</text:p>
      <text:p text:style-name="P88">– Мы связали его. Он нас предал. И тебя. И Эквестрию. Всех.</text:p>
      <text:p text:style-name="P88">При этих словах Эпплджек и Флаттершай непонимающе уставились на меня, а Дискорд протестующе замычал.</text:p>
      <text:p text:style-name="P88">Я начал рассказывать о своих догадках, и непонимающее выражение на лицах девушек сменилось удивлением.</text:p>
      <text:p text:style-name="P8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8">– А зачем тогда ты приложила его книгой? – непонимающе уставился я на неё.</text:p>
      <text:p text:style-name="P88">– Потому что ты напал на него. Я и подумала — тебе виднее. И подсобила.</text:p>
      <text:p text:style-name="P88">Флаттершай отрицающе мотнула головой.</text:p>
      <text:p text:style-name="P88">– Не может Дискорд быть предателем. Он мой друг.</text:p>
      <text:p text:style-name="P88">Дискорд благодарственно замычал и закивал головой.</text:p>
      <text:p text:style-name="P8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8">Дискорд завёл глаза на лоб и обречённо завыл.</text:p>
      <text:p text:style-name="P88">– Макс, постой. Дай мне поговорить с ним. – сказала Селестия. – Не могу поверить, что Дискорд на такое пошёл.</text:p>
      <text:p text:style-name="P88">– Ну хорошо. Поговори. Послушаем, что он скажет.</text:p>
      <text:p text:style-name="P88">Я красноречиво покачал кулак перед его носом и вытащил кляп.</text:p>
      <text:p text:style-name="P88">...</text:p>
      <text:p text:style-name="P78">– Ффы, тьфу, пффф, пфу! <text:span text:style-name="T6">&lt;</text:span><text:span text:style-name="T20">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78">– Это я-то устраиваю цирк?!! ДА ТЫ НА СЕБЯ ПОСМОТРИ, КЛОУН!!! На людей кидаешься, чашками <text:soft-page-break/>бросаешься, вон, мне нос разбил! Дерёшься...</text:p>
      <text:p text:style-name="P78">Я угрожающе поднёс тряпку к лицу Дискорда.</text:p>
      <text:p text:style-name="P78">– Ещё одно слово в таком тоне, и ты заткнёшься, а мы уйдём в Эквестрию без тебя!</text:p>
      <text:p text:style-name="P7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8">Дискорд демонстративно закрыл рот и посвистывая уставился в потолок.</text:p>
      <text:p text:style-name="P78">Разговор зашёл в тупик.</text:p>
      <text:p text:style-name="P81"/>
      <text:p text:style-name="P82">На мониторе высветился текст:</text:p>
      <text:p text:style-name="P8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2"/>
      <text:p text:style-name="P82">Из колонок послышался лёгкий шорох.</text:p>
      <text:p text:style-name="P78">– Дик, сейчас не время для ссор. – голос Селестии был мягким, но настойчивым. – Мы в одной лодке.</text:p>
      <text:p text:style-name="P78">– Тебе легко говорить! Тебе не разбивали нос и не оскорбляли угрозами!</text:p>
      <text:p text:style-name="P78">– Ты должен понимать, что у Макса были все основания так себя вести. Твоё поведение вызвало подозрения у него, ведь он мало тебя знает. </text:p>
      <text:p text:style-name="P78">К уговорам Селестии присоединилась Флаттершай.</text:p>
      <text:p text:style-name="P78">– Дискорд, миленький, прости его. Макс хороший. Он просто не знал, что ты тоже хороший...</text:p>
      <text:p text:style-name="P78">У Дискорда покраснели уши и он засмущался и заворчал.</text:p>
      <text:p text:style-name="P7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8">Я пропустил «дятла» мимо ушей.</text:p>
      <text:p text:style-name="P8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9">***</text:p>
      <text:p text:style-name="P7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8">Потому разбрасываться такой возможностью не стоит. Если уж тебе повезло оказаться в новом мире — <text:soft-page-break/>исследуй его сполна!..</text:p>
      <text:p text:style-name="P79">***</text:p>
      <text:p text:style-name="P84">&lt;<text:span text:style-name="T21">сюда можно вставить похождения Дискорда — вторая неопубликованная глава. Первая — секс с Селестией</text:span>&gt;</text:p>
      <text:p text:style-name="P79">***</text:p>
      <text:p text:style-name="P82">– Развяжите мне, наконец, руки! Или хотя бы одну. Плечами жестикулировать неудобно.... </text:p>
      <text:p text:style-name="P82">Я развязал Дискорду левую руку.</text:p>
      <text:p text:style-name="P8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2">Дискорд принялся разминать затёкшее запястье.</text:p>
      <text:p text:style-name="P8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2">– Какое письмо, Корди? – вскинулась до этого зачарованно слушавшая Дискорда Флаттершай.</text:p>
      <text:p text:style-name="P82">– Ну ваше же! Вы с Эпплджек написали мне о своих мытарствах тут. Вежливо так написали, спасибо...</text:p>
      <text:p text:style-name="P82">Флаттершай покрылась пунцовыми пятнами.</text:p>
      <text:p text:style-name="P82">– Я... Мы... – тут она совсем стушевалась.</text:p>
      <text:p text:style-name="P82">– Так а почему ты сказал, что никто не уйдёт в Эквестрию? – наконец перебила Дискорда скучавшая до этого Эпплджек.</text:p>
      <text:p text:style-name="P82">Дискорд уставился на неё долгим взглядом, а потом хлопнул себя по лбу.</text:p>
      <text:p text:style-name="P8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0">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2">– И что? – продолжила его мысль Эпплджек.</text:p>
      <text:p text:style-name="P82">– Эквестрийские <text:span text:style-name="T6">&lt;</text:span><text:span text:style-name="T20">три месяца</text:span><text:span text:style-name="T6">&gt;</text:span> КО-РО-ЧЕ местных. – с нажимом повторил Дискорд. – По моим подсчётам, на два дня.</text:p>
      <text:p text:style-name="P82">– И?!! – до меня уже дошло, но Эпплджек продолжала тупить.</text:p>
      <text:p text:style-name="P82">– Короче, времени у нас осталось что-то около пятнадцати минут. Или около того. – заявил Дискорд, поднеся к глазам запястье с массивными часами.</text:p>
      <text:p text:style-name="P82">– СКОЛЬКО??? – воскликнули хором я и девушки.</text:p>
      <text:p text:style-name="P82">Дискорд открыл было рот, но его слова заглушил звонок в дверь.</text:p>
      <text:p text:style-name="P82">– ОТКРОЙТЕ, ПОЛИЦИЯ! Вам даётся полминуты, чтобы открыть дверь. Через тридцать секунд дверь будет выбита!</text:p>
      <text:p text:style-name="P8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2">Блядь!</text:p>
      <text:p text:style-name="P82">– На крышу, живо!!! Через окно на кухне! – зашипел Дискорд, отчаянно дёргая узлы свободной рукой.</text:p>
      <text:p text:style-name="P82">Эпплджек, одной рукой сгребя в охапку ноутбук, второй увлекая Флаттершай, кинулась на кухню.</text:p>
      <text:p text:style-name="P82">– А толку? Куда мы с крыши денемся? – спросил я растерянно. Дискорд только раздражённо зарычал в ответ.</text:p>
      <text:p text:style-name="P78">Дверь содрогнулась от мощного удара. Послышался стук падающей штукатурки. Я сломя голову кинулся на кухню.</text:p>
      <text:p text:style-name="P78">– Развяжи меня, идиот!!! – гаркнул вдогонку Дискорд.</text:p>
      <text:p text:style-name="P7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8">– Давай на крышу! Я догоню! – рявкнул он, освобождая вторую руку.</text:p>
      <text:p text:style-name="P78">От второго удара дверная коробка крякнула и наполовину въехала в коридор. </text:p>
      <text:p text:style-name="P7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8">Верёвка в кухонном окне дёргалась от движений лезущих по ней Флатти и Эпплджек. Я словил её рукой и стал на подоконник.</text:p>
      <text:p text:style-name="P78">Чёрт!</text:p>
      <text:p text:style-name="P7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8">Но нет, триста тысяч чертей, раз девушки смогли – я тоже смогу!</text:p>
      <text:p text:style-name="P7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8">Я успел сократить расстояние до Эпплджек наполовину, когда девушки нашли решение.</text:p>
      <text:p text:style-name="P7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8">Я выдохнул.</text:p>
      <text:p text:style-name="P7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8">Чёрт! Чёрт! Чёрт! Чёрт!</text:p>
      <text:p text:style-name="P78">Бля!!!...</text:p>
      <text:p text:style-name="P78">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78"/>
      <text:h text:style-name="P104" text:outline-level="2">Назад, в Эквестрию</text:h>
      <text:p text:style-name="P78"/>
      <text:p text:style-name="P78">Долго паниковать не пришлось. </text:p>
      <text:p text:style-name="P78">Я почувствовал сильный рывок за шиворот и захват поперёк груди. </text:p>
      <text:p text:style-name="P78">– ОТПУСТИ ДЕВЧОНКУ!!! – загрохотало мне в ухо. Я открыл глаза.</text:p>
      <text:p text:style-name="P7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8">Я чуть поднял глаза и уставился в чешуйчатую морду дракона.</text:p>
      <text:p text:style-name="P78">– Отпусти Эпплджек. Я её держу. – повторил Дискорд. – Мне сбалансироваться надо. Вы не такие уж и лёгкие.</text:p>
      <text:p text:style-name="P7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8">Наконец это ему удалось, и дальнейший подъём на крышу происходил в молчании.</text:p>
      <text:p text:style-name="P7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8">Флаттершай оторвала заплаканное лицо от моей ветровки.</text:p>
      <text:p text:style-name="P78">– Да-да, ты прав, Корди. Я готова.</text:p>
      <text:p text:style-name="P78">На длинной шее Дискорда разместились Эпплджек и Флаттершай. Я, для сохранения баланса, разместился позади крыльев.</text:p>
      <text:p text:style-name="P78">Дискорд расправил крылья и начал короткую пробежку к краю.</text:p>
      <text:p text:style-name="P8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8"><text:soft-page-break/>И мы полетели навстречу закату.</text:p>
      <text:p text:style-name="P7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8">Впереди по курсу увеличивалась громада моей высотки. Дискорд летел прямо на разрыв в ограждении, который я проделал <text:span text:style-name="T6">&lt;</text:span><text:span text:style-name="T20">полгода</text:span><text:span text:style-name="T6">&gt;</text:span> назад своим проходом в Эквестрию.</text:p>
      <text:p text:style-name="P7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8">– Пристегните ремни! – проревел Дискорд, резко ускоряясь. – Будет весело!!!</text:p>
      <text:p text:style-name="P7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8">– ЙУУУУУУУХХХУУУУУ!!! – заорал Дискорд, сложил крылья и врезался в шар.</text:p>
      <text:p text:style-name="P83">&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58">Из-за заинтересованности Эквуса в Максе, тому не приходится прилагать усилий для 34 — на что ему указывает Анакорн</text:p>
      <text:p text:style-name="P6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6"><text:soft-page-break/><text:span text:style-name="T1">– </text:span>Анакорн. <text:span text:style-name="T1">– о</text:span>трекомендовался он. <text:span text:style-name="T6">– </text:span><text:span text:style-name="T1">Демиург.</text:span></text:p>
      <text:p text:style-name="P56"><text:span text:style-name="T1">– </text:span>П-привет. Макс. <text:span text:style-name="T1">– в</text:span> смятении представился я.</text:p>
      <text:p text:style-name="P5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6"><text:span text:style-name="T1">Юноша</text:span> закинул ногу за ногу и пытливо смотрел на меня, играя карандашём .</text:p>
      <text:p text:style-name="P56">Я совсем запутался.</text:p>
      <text:p text:style-name="P56"><text:span text:style-name="T1">– </text:span>Какая проблема? Какое решение? Кто ты <text:span text:style-name="T1">вообще</text:span>?</text:p>
      <text:p text:style-name="P56"><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1">– Стоп, не торопись. – у меня голова пошла кругом от информации. – Я ничего не понял. Какие-такие проблемы? Какие варианты? Зачем его поддерживать?</text:p>
      <text:p text:style-name="P61">Анакорн недовольно поморщился, но продолжил.</text:p>
      <text:p text:style-name="P6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1"><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1">На голограмме появилась солнечная система Эквуса. Почему-то в центре системы был сам Эквус. Вокруг него вращались солнце и луна.</text:p>
      <text:p text:style-name="P61">Анакорн плюхнулся обратно в кресло и схватился за голову. Потом, немного успокоившись, продолжил.</text:p>
      <text:p text:style-name="P6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1">Анакорн отпил из стакана и продолжил.</text:p>
      <text:p text:style-name="P6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1">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1">Анакорн постучал по столику указкой. Солнечная система увеличилась, оставив в поле зрения только шар Эквуса.</text:p>
      <text:p text:style-name="P6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63">Ко мне наконец-то пришло понимание ситуации.</text:p>
      <text:p text:style-name="P6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1"><text:soft-page-break/>Анакорн смутился.</text:p>
      <text:p text:style-name="P6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1">(<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1"><text:span text:style-name="T12">– Сам ты раздолбай! – произнёс, наконец, Свирл</text:span>)</text:p>
      <text:p text:style-name="P61">… И создали вы его достаточно топорно — видишь, он трещит по швам.</text:p>
      <text:p text:style-name="P61">– Хмм. То есть, это брони создали Эквус?</text:p>
      <text:p text:style-name="P6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1">Я вспомнил события последнего года <text:span text:style-name="T6">&lt;</text:span>упомянуть в эпизоде на Терре, что МЛП-сериал закрылся год назад<text:span text:style-name="T6">&gt;</text:span></text:p>
      <text:p text:style-name="P6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1">Анакорн с такой силой сжал карандаш, что он хрустнул.</text:p>
      <text:p text:style-name="P6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8">– </text:p>
      <text:p text:style-name="P6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3">– Верни Рэйнбоу!!!</text:p>
      <text:p text:style-name="P63">Обломки карандаша выпали из кулака Анакорна на столик.</text:p>
      <text:p text:style-name="P63">– Э-э-э… м-м-м… ну-у-у... Нельзя сказать, что это совсем невыполнимо… Но, прямо скажу, задачка не для студента!</text:p>
      <text:p text:style-name="P63">– А ты студент?</text:p>
      <text:p text:style-name="P6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3">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3">– Нет. Плата остаётся неизменной. Тут мы квиты. У меня тоже мало шансов помочь тебе — я не имею ни малейшего понятия, как это сделать.</text:p>
      <text:p text:style-name="P63">Ставшие почти прозрачными стены комнаты снова обрели материальность. Анакорн пожал плечами и протянул мне руку через столик.</text:p>
      <text:p text:style-name="P6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3">Я задумался.</text:p>
      <text:p text:style-name="P6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3">Анакорн почесал в затылке.</text:p>
      <text:p text:style-name="P63">– А кьютимарки? Как, <text:span text:style-name="T6">&lt;</text:span><text:span text:style-name="T22">чёрт</text:span><text:span text:style-name="T6">&gt;</text:span> меня побери, объяснить кьютимарки?</text:p>
      <text:p text:style-name="P63">– А кьютимарки ты сам даришь пони, когда распознаёшь их жизненное предназначение.</text:p>
      <text:p text:style-name="P6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3">Я пожал плечами.</text:p>
      <text:p text:style-name="P63">– А по-другому я не могу объяснить их появление. К сожалению.</text:p>
      <text:p text:style-name="P9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0"><text:soft-page-break/>– Хорошо. Уболтал. Кьютимарки беру на себя. Так и знал, что мне самое трудное достанется!</text:p>
      <text:p text:style-name="P9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0">Анакорн проследил мой взгляд.</text:p>
      <text:p text:style-name="P90">– Нечего так смотреть. Если я стану применять магию вместо ловкости, теряется весь смысл упражнения... О, глянь-ка на Эквус!</text:p>
      <text:p text:style-name="P90">И впрямь, было на что посмотреть. Уровень помех на модели Эквуса значительно снизился и сама она стала светиться ровным голубоватым светом.</text:p>
      <text:p text:style-name="P9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0"/>
      <text:p text:style-name="P92">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3"/>
      <text:p text:style-name="P9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2"/>
      <text:p text:style-name="P90">Я опять задумался. В голове было пусто. Хотя, если подумать с точки зрения программиста, можно... Наверное можно, раз все предыдущее прокатило...</text:p>
      <text:p text:style-name="P91">–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1">– Не понял? Это как? Как ты совместишь разрушенную магическими войнами Эквестрию с романтически-сексуальным раем для попаданцев?</text:p>
      <text:p text:style-name="P91"><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1">Анакорн долго мусолил карандаш, а потом вдруг заржал.</text:p>
      <text:p text:style-name="P91"><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1"><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1">Анакорн примирительно похлопал меня по плечу.</text:p>
      <text:p text:style-name="P91"><text:span text:style-name="T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1">Я подозрительно посмотрел на Анакорна.</text:p>
      <text:p text:style-name="P91"><text:span text:style-name="T6">– </text:span>Какой ещё, нафиг, «мой фанфик»? Я никакого фанфика не писал. И не собираюсь, вообще-то.</text:p>
      <text:p text:style-name="P91">Анакорн ехидно ухмыльнулся и откинулся в кресле, переплетя пальцы за затылком.</text:p>
      <text:p text:style-name="P91"><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0"><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0"><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0"><text:span text:style-name="T6">– </text:span>Факн щит<text:note text:id="ftn11" text:note-class="footnote"><text:note-citation>11</text:note-citation><text:note-body><text:p text:style-name="P8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0">Анакорн развёл руками.</text:p>
      <text:p text:style-name="P90"><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0">Анакорн, глядя на мои терзания, понимающе кивнул и продолжил.</text:p>
      <text:p text:style-name="P6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1">– Гм! Я бы попросил тебя не касаться моих отношений с Рэйнбоу!</text:p>
      <text:p text:style-name="P6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1">У меня сердце буквально ухнуло куда-то вниз, в область желудка.</text:p>
      <text:p text:style-name="P6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6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1">– Та ладно, не утешай. Я не маленький ребёнок. Долг платежом красен. Сделаю то, что ты хочешь. Как сумею.</text:p>
      <text:p text:style-name="P6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1">Анакорн наблюдал за мной без улыбки. По его нейтральному выражению лица невозможно было догадаться, о чём он думает.</text:p>
      <text:p text:style-name="P61">– Ну вот и отлично. Рад, что мы наконец-то пришли к сделке.</text:p>
      <text:p text:style-name="P6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4">– Пора закругляться. Ты начинаешь сгорать. Надо утрясти последние детали, пока ещё есть пару минут.</text:p>
      <text:p text:style-name="P61">– Валяй. Я тебя внимательно слушаю.</text:p>
      <text:p text:style-name="P6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61">– А я разве сплю?</text:p>
      <text:p text:style-name="P61">– Сейчас — нет. Но как только мы закроем сделку — проснёшься. Потому что нет иного способа вернуть тебя в реальный мир.</text:p>
      <text:p text:style-name="P61">– Эээ, постой. А как я в Эквестрию и обратно возвращался?</text:p>
      <text:p text:style-name="P6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1">Так вот, возвращать тебя обратно в твой мир я не буду. </text:p>
      <text:p text:style-name="P61">Во-первых, может возникнуть временная <text:span text:style-name="T6">&lt;</text:span><text:span text:style-name="T20">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1">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1">– Ты ещё увидишь пару снов на прощание. Удачи!</text:p>
      <text:p text:style-name="P61"/>
      <text:p text:style-name="P62">***</text:p>
      <text:p text:style-name="P61">– Привет, Макс. – образ Селестии снова реял передо мной, как <text:span text:style-name="T6">&lt;</text:span><text:span text:style-name="T20">полгода</text:span><text:span text:style-name="T6">&gt;</text:span> назад. – Я хочу поблагодарить тебя за всё.</text:p>
      <text:p text:style-name="P61">– Пожалста. – ответил я безучастно. – Всегда рад. Только Вам не нужно было ТАК распинаться, чтобы заручиться моей помощью.</text:p>
      <text:p text:style-name="P61">Селестия на мгновение смутилась, но продолжила.</text:p>
      <text:p text:style-name="P6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8">Селестия кивнула, соглашаясь, и образ её начал меркнуть.</text:p>
      <text:p text:style-name="P83">– <text:span text:style-name="T1">Окей. Будь счастлив и... спасибо тебе за всё, Макс.</text:span></text:p>
      <text:p text:style-name="P78">…</text:p>
      <text:p text:style-name="P8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8">Он нахлобучил на себя невесть откуда взявшуюся двууголку.</text:p>
      <text:p text:style-name="P78">– Как вам это нравится, господа?! Дискорд — спаситель Эквестрии! А ведь звучит!!! Разрешите откланяться!..</text:p>
      <text:p text:style-name="P78"/>
      <text:list xml:id="list7454848756150819045" text:style-name="L8">
        <text:list-header>
          <text:p text:style-name="P102">(<text:span text:style-name="T24">Луна — как повелительница снов, слышала разговор Макса с Анакорном</text:span>)</text:p>
          <text:p text:style-name="P103"/>
        </text:list-header>
      </text:list>
      <text:p text:style-name="P79">***</text:p>
      <text:p text:style-name="P56"><text:span text:style-name="T1">–</text:span> Ты?..</text:p>
      <text:p text:style-name="P56"><text:span text:style-name="T1">–</text:span> Ты??!</text:p>
      <text:p text:style-name="P56"><text:span text:style-name="T1">–</text:span> Ты мне снишься??</text:p>
      <text:p text:style-name="P56"><text:span text:style-name="T1">–</text:span> Это ты мне снишься!!</text:p>
      <text:p text:style-name="P56"><text:span text:style-name="T1">–</text:span> Неважно… Пусть мы друг-другу снимся… Ты как, Дэш?</text:p>
      <text:p text:style-name="P56"><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6"><text:span text:style-name="T1">–</text:span> И я в порядке. Вот, возвращаюсь в свой мир. Ну, не совсем в свой. Почти в свой.</text:p>
      <text:p text:style-name="P56"><text:span text:style-name="T1">–</text:span> Навсегда?</text:p>
      <text:p text:style-name="P56"><text:span text:style-name="T1">–</text:span> Скорее всего, да.</text:p>
      <text:p text:style-name="P56"><text:span text:style-name="T1">–</text:span> Это плохо. Я хотела тебе сказать…</text:p>
      <text:p text:style-name="P56"><text:span text:style-name="T1">–</text:span> Не надо, Дэш. Не стоит терзать себя. Мне тоже очень хотелось остаться. Но так надо. Мне очень жаль…</text:p>
      <text:p text:style-name="P5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6"><text:span text:style-name="T1">–</text:span> И тебя, и Твайлайт, и Рэрити, и Селестию, и всех-всех-всех… Таковы правила.</text:p>
      <text:p text:style-name="P56"><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6">Я опустил руку на шею Дэш и ощутил теплоту и лёгкое покалывание в пустоте.</text:p>
      <text:p text:style-name="P56"><text:span text:style-name="T6">–</text:span> Мне кажется, Дэш, <text:span text:style-name="T1">м</text:span>ы найдём способ связаться. Рано или поздно.</text:p>
      <text:p text:style-name="P56"><text:span text:style-name="T1">–</text:span> И лучше рано, чем поздно! Я не люблю ждать!</text:p>
      <text:p text:style-name="P56"><text:span text:style-name="T1">–</text:span> Да, Дэш. <text:span text:style-name="T1">–</text:span> Её образ начал таять. <text:span text:style-name="T1">–</text:span> Да, я помню. Я всё ещё помню…</text:p>
      <text:p text:style-name="P56"/>
      <text:h text:style-name="P104" text:outline-level="2">Земля</text:h>
      <text:p text:style-name="P59">Музыкальная тема из бегущего по лезвию бритвы — <text:span text:style-name="T6">Mission impossible</text:span></text:p>
      <text:p text:style-name="P60">&lt;Ужас возвращения из тёплого волшебного мира друзей в холодную скучную реальность.&gt;</text:p>
      <text:p text:style-name="P5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4"><text:span text:style-name="T1">Я нашарил ногами тапки и пошёл в ванную. Проходя мимо стола, зацепился взглядом за</text:span> эскиз <text:span text:style-name="T1">рисунка</text:span>.</text:p>
      <text:p text:style-name="P5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5">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5">Доставая из стола ключи от машины, опять наткнулся взглядом на эскиз.</text:p>
      <text:p text:style-name="P5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5">Назову-ка я фантазию «Последний фанфик».</text:p>
      <text:p text:style-name="P55"/>
      <text:p text:style-name="P55"/>
      <text:p text:style-name="P55"/>
      <text:p text:style-name="P56"/>
      <text:p text:style-name="P56"/>
      <text:p text:style-name="P56"/>
      <text:p text:style-name="P56"/>
      <text:p text:style-name="P56"/>
      <text:p text:style-name="P56"/>
      <text:p text:style-name="P56"/>
      <text:p text:style-name="P5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6"/>
      <text:p text:style-name="P5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6"/>
      <text:p text:style-name="P56"/>
      <text:p text:style-name="P56"/>
      <text:p text:style-name="P56"/>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1">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20">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8T19:08:00.577083731</dc:date>
    <meta:editing-duration>P38DT23H28M9S</meta:editing-duration>
    <meta:editing-cycles>1304</meta:editing-cycles>
    <meta:generator>LibreOffice/5.0.2.2$Linux_X86_64 LibreOffice_project/00m0$Build-2</meta:generator>
    <meta:document-statistic meta:table-count="0" meta:image-count="0" meta:object-count="0" meta:page-count="106" meta:paragraph-count="2192" meta:word-count="48100" meta:character-count="320368" meta:non-whitespace-character-count="272130"/>
  </office:meta>
</office:document-meta>
</file>